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 style:list-style-name="WW8Num2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T4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數位邏輯實驗 — 作業四</text:p>
      <text:p text:style-name="P1">系級：資工2A　姓名：林博仁<text:tab/>學號：09957010</text:p>
      <text:p text:style-name="P2"/>
      <text:p text:style-name="P5"><text:span text:style-name="T1"></text:span><text:span text:style-name="T2"> 實驗名稱：</text:span><text:span text:style-name="T4"> </text:span><text:span text:style-name="T2">使用七段顯示器顯示4 bit Ripple Carry Adder</text:span><text:span text:style-name="T3">的結果</text:span></text:p>
      <text:p text:style-name="P5"><text:span text:style-name="T1"></text:span><text:span text:style-name="T2"> 實驗目的：</text:span></text:p>
      <text:list xml:id="list1577164147" text:style-name="WW8Num2">
        <text:list-item>
          <text:p text:style-name="P4">瞭解RCA與七段顯示器的概念</text:p>
        </text:list-item>
        <text:list-item>
          <text:p text:style-name="P4">學習觀察真值表和畫卡諾圖</text:p>
        </text:list-item>
        <text:list-item>
          <text:p text:style-name="P4">學習Dataflow Modeling的使用</text:p>
        </text:list-item>
        <text:list-item>
          <text:p text:style-name="P4">熟悉Xilinx ISE 軟體操作</text:p>
        </text:list-item>
      </text:list>
      <text:p text:style-name="P5"><text:span text:style-name="T1"></text:span><text:span text:style-name="T2"> 電路圖：</text:span></text:p>
      <text:p text:style-name="P3"/>
      <text:p text:style-name="P5"><text:span text:style-name="T1"></text:span><text:span text:style-name="T2"> RCA真值表：</text:span></text:p>
      <text:p text:style-name="P3"/>
      <text:p text:style-name="P5"><text:span text:style-name="T1"></text:span><text:span text:style-name="T2"> FA卡諾圖化簡(要括區塊並寫下布林函式)：</text:span></text:p>
      <text:p text:style-name="P3"/>
      <text:p text:style-name="P5"><text:span text:style-name="T1"></text:span><text:span text:style-name="T2"> Verilog HDL code：</text:span></text:p>
      <text:p text:style-name="P3"/>
      <text:p text:style-name="P5"><text:span text:style-name="T1"></text:span><text:span text:style-name="T2"> 模擬結果：</text:span></text:p>
      <text:p text:style-name="P3"/>
      <text:p text:style-name="P5"><text:span text:style-name="T1"></text:span><text:span text:style-name="T2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文泉驛正黑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WW8Num1z0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3-22T16:43:00</meta:creation-date>
    <dc:creator>林博仁 </dc:creator>
    <dc:date>2012-05-09T04:14:01</dc:date>
    <meta:editing-cycles>4</meta:editing-cycles>
    <meta:editing-duration>PT4M</meta:editing-duration>
    <meta:document-statistic meta:table-count="0" meta:image-count="0" meta:object-count="0" meta:page-count="1" meta:paragraph-count="14" meta:word-count="68" meta:character-count="168" meta:non-whitespace-character-count="234"/>
    <meta:generator>LibreOffice/3.5$Linux_x86 LibreOffice_project/235ab8a-3802056-4a8fed3-2d66ea8-e241b80</meta:generator>
    <meta:user-defined meta:name="資訊 1"/>
    <meta:user-defined meta:name="資訊 2"/>
    <meta:user-defined meta:name="資訊 3"/>
    <meta:user-defined meta:name="資訊 4"/>
  </office:meta>
</office:document-meta>
</file>